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90a4"/>
    </style:style>
    <style:style style:name="P2" style:family="paragraph" style:parent-style-name="Standard">
      <style:text-properties officeooo:rsid="000e45d5" officeooo:paragraph-rsid="000e45d5"/>
    </style:style>
    <style:style style:name="P3" style:family="paragraph" style:parent-style-name="Standard">
      <style:text-properties officeooo:rsid="000e45d5" officeooo:paragraph-rsid="000faacb"/>
    </style:style>
    <style:style style:name="P4" style:family="paragraph" style:parent-style-name="Standard">
      <style:text-properties officeooo:rsid="000b90a4" officeooo:paragraph-rsid="000b90a4"/>
    </style:style>
    <style:style style:name="P5" style:family="paragraph" style:parent-style-name="Standard">
      <style:text-properties officeooo:rsid="000faacb" officeooo:paragraph-rsid="000faacb"/>
    </style:style>
    <style:style style:name="P6" style:family="paragraph" style:parent-style-name="Standard">
      <style:text-properties officeooo:rsid="00133bea" officeooo:paragraph-rsid="00133bea"/>
    </style:style>
    <style:style style:name="P7" style:family="paragraph" style:parent-style-name="Standard">
      <style:text-properties officeooo:rsid="00133bea" officeooo:paragraph-rsid="001347a2"/>
    </style:style>
    <style:style style:name="P8" style:family="paragraph" style:parent-style-name="Standard">
      <style:text-properties officeooo:rsid="001347a2" officeooo:paragraph-rsid="001347a2"/>
    </style:style>
    <style:style style:name="P9" style:family="paragraph" style:parent-style-name="Standard">
      <style:text-properties officeooo:rsid="001713ae" officeooo:paragraph-rsid="001713a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aa1fa"/>
    </style:style>
    <style:style style:name="T2" style:family="text">
      <style:text-properties officeooo:rsid="000b90a4"/>
    </style:style>
    <style:style style:name="T3" style:family="text">
      <style:text-properties officeooo:rsid="000c1955"/>
    </style:style>
    <style:style style:name="T4" style:family="text">
      <style:text-properties officeooo:rsid="000e45d5"/>
    </style:style>
    <style:style style:name="T5" style:family="text">
      <style:text-properties officeooo:rsid="000faacb"/>
    </style:style>
    <style:style style:name="T6" style:family="text">
      <style:text-properties officeooo:rsid="00133bea"/>
    </style:style>
    <style:style style:name="T7" style:family="text">
      <style:text-properties officeooo:rsid="001347a2"/>
    </style:style>
    <style:style style:name="T8" style:family="text">
      <style:text-properties officeooo:rsid="001475e4"/>
    </style:style>
    <style:style style:name="T9" style:family="text">
      <style:text-properties officeooo:rsid="0014a1f0"/>
    </style:style>
    <style:style style:name="T10" style:family="text">
      <style:text-properties officeooo:rsid="001713ae"/>
    </style:style>
    <style:style style:name="T11" style:family="text">
      <style:text-properties officeooo:rsid="001866d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<text:span text:style-name="T1">Konstruktor-----------------</text:span></text:p>
      <text:p text:style-name="Standard">//<text:span text:style-name="T1">der this Zeiger beinhaltet die Adresse auf das eigene Objekt.</text:span></text:p>
      <text:p text:style-name="Standard">//<text:span text:style-name="T1">mit this(); kann ein Konstruktor innerhalb eines Konstruktors aufgerufen werden</text:span></text:p>
      <text:p text:style-name="Standard"/>
      <text:p text:style-name="P1">→<text:span text:style-name="T1"> public Test{</text:span></text:p>
      <text:p text:style-name="P1"><text:tab/><text:tab/></text:p>
      <text:p text:style-name="P1"><text:tab/><text:tab/><text:span text:style-name="T2">public int m1, m²;</text:span></text:p>
      <text:p text:style-name="P1"/>
      <text:p text:style-name="P1"><text:tab/><text:tab/><text:span text:style-name="T2">public Test(int a, int b){</text:span></text:p>
      <text:p text:style-name="P1"><text:tab/><text:tab/><text:tab/></text:p>
      <text:p text:style-name="P1"><text:tab/><text:tab/><text:tab/><text:span text:style-name="T2">m1 = a; </text:span></text:p>
      <text:p text:style-name="P1"><text:tab/><text:tab/><text:tab/><text:span text:style-name="T2">m2</text:span><text:tab/><text:span text:style-name="T2">= b;</text:span></text:p>
      <text:p text:style-name="P4"><text:tab/><text:tab/>}</text:p>
      <text:p text:style-name="P1"/>
      <text:p text:style-name="P1"><text:tab/><text:tab/><text:span text:style-name="T2">public Test(){</text:span></text:p>
      <text:p text:style-name="P1"><text:tab/><text:tab/><text:tab/></text:p>
      <text:p text:style-name="P1"><text:tab/><text:tab/><text:tab/><text:span text:style-name="T2">this(4, 7);</text:span></text:p>
      <text:p text:style-name="P1"><text:tab/><text:tab/><text:span text:style-name="T2">}</text:span></text:p>
      <text:p text:style-name="P1"><text:tab/><text:tab/><text:tab/></text:p>
      <text:p text:style-name="P4"><text:tab/>} </text:p>
      <text:p text:style-name="P1"/>
      <text:p text:style-name="P1">------------------<text:span text:style-name="T3">Anonyme Klassen-----------------</text:span></text:p>
      <text:p text:style-name="P1"/>
      <text:p text:style-name="P1">→<text:span text:style-name="T4"> public class Photo{</text:span></text:p>
      <text:p text:style-name="P1"/>
      <text:p text:style-name="P2"><text:tab/><text:tab/>File basedir;</text:p>
      <text:p text:style-name="P2"><text:tab/><text:tab/></text:p>
      <text:p text:style-name="P2"><draw:frame text:anchor-type="paragraph" draw:z-index="1" draw:name="Form2" draw:style-name="gr2" draw:text-style-name="P11" svg:width="8.176cm" svg:height="0.976cm" svg:x="8.341cm" svg:y="0.208cm"><draw:text-box><text:p>Inteface oder Basisklasse von der abgeleitet werden soll.</text:p></draw:text-box></draw:frame><text:tab/><text:tab/>Photo(File basedir){</text:p>
      <text:p text:style-name="P2"><text:tab/><text:tab/><text:tab/></text:p>
      <text:p text:style-name="P2"><draw:line text:anchor-type="paragraph" draw:z-index="0" draw:name="Form1" draw:style-name="gr1" draw:text-style-name="P10" svg:x1="8.447cm" svg:y1="2.489cm" svg:x2="8.553cm" svg:y2="0.346cm"><text:p/></draw:line><text:tab/><text:tab/><text:tab/><text:span text:style-name="T5">this.basedir = basedir;</text:span></text:p>
      <text:p text:style-name="P3"><text:tab/><text:tab/>}<text:tab/></text:p>
      <text:p text:style-name="P3"/>
      <text:p text:style-name="P3"><text:tab/><text:tab/><text:span text:style-name="T5">public File[] getPictures(){</text:span></text:p>
      <text:p text:style-name="P3"><text:tab/><text:tab/></text:p>
      <text:p text:style-name="P3"><text:tab/><text:tab/><text:tab/><text:span text:style-name="T5">FilenameFilter picFilter = new FilenameFilter(){</text:span></text:p>
      <text:p text:style-name="P3"><text:tab/><text:tab/><text:tab/><text:tab/><text:span text:style-name="T5">public boolean accept(File f, String s){</text:span></text:p>
      <text:p text:style-name="P3"><text:tab/><text:tab/><text:tab/><text:tab/><text:tab/></text:p>
      <text:p text:style-name="P3"><text:tab/><text:tab/><text:tab/><text:tab/><text:tab/><text:span text:style-name="T5">return s.toLowerCase().endsWith(“jpg“);</text:span></text:p>
      <text:p text:style-name="P5"><text:tab/><text:tab/><text:tab/><text:tab/>}</text:p>
      <text:p text:style-name="P5"><text:tab/><text:tab/><text:tab/>}</text:p>
      <text:p text:style-name="P5"><text:tab/><text:tab/><text:tab/></text:p>
      <text:p text:style-name="P3"><text:tab/><text:tab/><text:tab/><text:span text:style-name="T5">return basedir.listFiles(picFilter);</text:span></text:p>
      <text:p text:style-name="P3"><text:span text:style-name="T5"><text:tab/><text:tab/>}</text:span><text:tab/><text:tab/><text:tab/></text:p>
      <text:p text:style-name="P2"/>
      <text:p text:style-name="P2"><text:tab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-------------<text:span text:style-name="T6">Abstrakte Klassen---------------------</text:span></text:p>
      <text:p text:style-name="P6"/>
      <text:p text:style-name="P6">abstract class A {</text:p>
      <text:p text:style-name="P6"><text:tab/>public void m1(){</text:p>
      <text:p text:style-name="P7"><text:tab/><text:tab/>//<text:span text:style-name="T7">Definition</text:span></text:p>
      <text:p text:style-name="P7"><text:tab/>}</text:p>
      <text:p text:style-name="P6"><text:tab/></text:p>
      <text:p text:style-name="P6"><text:tab/>abstract public void m2();</text:p>
      <text:p text:style-name="P6">}</text:p>
      <text:p text:style-name="P6"/>
      <text:p text:style-name="P8">class B extends A{</text:p>
      <text:p text:style-name="P8"><text:tab/>m2(){</text:p>
      <text:p text:style-name="P8"><text:tab/><text:tab/>//Definition</text:p>
      <text:p text:style-name="P8"><text:tab/>}</text:p>
      <text:p text:style-name="P8">}</text:p>
      <text:p text:style-name="P8"/>
      <text:p text:style-name="P8"/>
      <text:p text:style-name="P8">-------------Polimorphie------------</text:p>
      <text:p text:style-name="P8"/>
      <text:p text:style-name="P8">→ Eine Objektvariable kommt mit unterschiedlichen Varianten eines Datentyps zurecht.</text:p>
      <text:p text:style-name="P8"><text:tab/>→<text:span text:style-name="T8"> Bei der Ausführung des codes, erkennt die Laufzeitumgebung den tatsächlichen Datentyp,</text:span></text:p>
      <text:p text:style-name="P8"><text:tab/><text:tab/><text:span text:style-name="T9">und greift auf dessen Felder und Methoden zurück.</text:span></text:p>
      <text:p text:style-name="P8">→<text:span text:style-name="T10"> Die Methoden der Abstrakten Klasse werden in den abgeleiteten Klassen unterschiedlich <text:tab/>definiert. Dennoch bleibt der Datentyp der gleiche.</text:span></text:p>
      <text:p text:style-name="P8"><text:tab/></text:p>
      <text:p text:style-name="P9">abstract class Fahrzeug {</text:p>
      <text:p text:style-name="P9"><text:tab/>abstract public void ermittleAntrieb();</text:p>
      <text:p text:style-name="P9">}</text:p>
      <text:p text:style-name="P9"/>
      <text:p text:style-name="P9">class Auto extends Fahrzeug{</text:p>
      <text:p text:style-name="P9"><text:tab/>ermittleAntrieb(){</text:p>
      <text:p text:style-name="P9"><text:tab/><text:tab/>//definition für den Antrieb eines Autos.</text:p>
      <text:p text:style-name="P9"><text:tab/>}</text:p>
      <text:p text:style-name="P9">}</text:p>
      <text:p text:style-name="P9"/>
      <text:p text:style-name="P9">class Lastwagen extends Fahrzeug{</text:p>
      <text:p text:style-name="P9"><text:tab/>ermittleAntrieb(){</text:p>
      <text:p text:style-name="P9"><text:tab/><text:tab/>//definition für den Antrieb eines Lastwagens.</text:p>
      <text:p text:style-name="P9"><text:tab/>}</text:p>
      <text:p text:style-name="P9">}</text:p>
      <text:p text:style-name="P9"/>
      <text:p text:style-name="P9">//Beide Objekte sind vom gleichen Datentyp, die Methoden sind jedoch unterschiedlich definiert.</text:p>
      <text:p text:style-name="P9">Fahrzeug auto = <text:s/>new <text:span text:style-name="T11">Auto</text:span>();<text:tab/></text:p>
      <text:p text:style-name="P9">Fahrzeug lastwagen = new <text:span text:style-name="T11">Lastwagen</text:span>()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18:41.147947864</meta:creation-date>
    <meta:generator>LibreOffice/5.1.6.2$Linux_X86_64 LibreOffice_project/10m0$Build-2</meta:generator>
    <dc:date>2019-03-20T12:10:25.605312900</dc:date>
    <meta:editing-duration>PT2H39M46S</meta:editing-duration>
    <meta:editing-cycles>14</meta:editing-cycles>
    <meta:document-statistic meta:table-count="0" meta:image-count="0" meta:object-count="0" meta:page-count="2" meta:paragraph-count="72" meta:word-count="219" meta:character-count="1696" meta:non-whitespace-character-count="1430"/>
  </office:meta>
</office:document-meta>
</file>